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Period</text:p>
          </table:table-cell>
          <table:table-cell office:value-type="string">
            <text:p>Cash_Flow_Amount</text:p>
          </table:table-cell>
          <table:table-cell office:value-type="string">
            <text:p>Rate_Point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7624.09">
            <text:p>257624.0900</text:p>
          </table:table-cell>
          <table:table-cell office:value-type="float" office:value="0.1031">
            <text:p>0.103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3002.63">
            <text:p>23002.6300</text:p>
          </table:table-cell>
          <table:table-cell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7430.45">
            <text:p>107430.4500</text:p>
          </table:table-cell>
          <table:table-cell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28443.37">
            <text:p>328443.3700</text:p>
          </table:table-cell>
          <table:table-cell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77021.33">
            <text:p>277021.3300</text:p>
          </table:table-cell>
          <table:table-cell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8015.9">
            <text:p>118015.9000</text:p>
          </table:table-cell>
          <table:table-cell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98740.19">
            <text:p>298740.1900</text:p>
          </table:table-cell>
          <table:table-cell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06620.92">
            <text:p>406620.9200</text:p>
          </table:table-cell>
          <table:table-cell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3184.39">
            <text:p>13184.3900</text:p>
          </table:table-cell>
          <table:table-cell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404851.43">
            <text:p>404851.4300</text:p>
          </table:table-cell>
          <table:table-cell office:value-type="float" office:value="0.0233">
            <text:p>0.0233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52088.3">
            <text:p>352088.3000</text:p>
          </table:table-cell>
          <table:table-cell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76722.75">
            <text:p>176722.7500</text:p>
          </table:table-cell>
          <table:table-cell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86184.95">
            <text:p>86184.9500</text:p>
          </table:table-cell>
          <table:table-cell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79034.41">
            <text:p>479034.4100</text:p>
          </table:table-cell>
          <table:table-cell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74931.33">
            <text:p>174931.3300</text:p>
          </table:table-cell>
          <table:table-cell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55445.46">
            <text:p>55445.4600</text:p>
          </table:table-cell>
          <table:table-cell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57391.02">
            <text:p>57391.0200</text:p>
          </table:table-cell>
          <table:table-cell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425272.24">
            <text:p>425272.2400</text:p>
          </table:table-cell>
          <table:table-cell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305825.76">
            <text:p>305825.7600</text:p>
          </table:table-cell>
          <table:table-cell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405492.85">
            <text:p>405492.8500</text:p>
          </table:table-cell>
          <table:table-cell office:value-type="float" office:value="0.0558">
            <text:p>0.055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367568.58">
            <text:p>367568.5800</text:p>
          </table:table-cell>
          <table:table-cell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272751.76">
            <text:p>272751.7600</text:p>
          </table:table-cell>
          <table:table-cell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486826.72">
            <text:p>486826.7200</text:p>
          </table:table-cell>
          <table:table-cell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95481.84">
            <text:p>195481.8400</text:p>
          </table:table-cell>
          <table:table-cell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80499.91">
            <text:p>280499.9100</text:p>
          </table:table-cell>
          <table:table-cell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416408.29">
            <text:p>416408.2900</text:p>
          </table:table-cell>
          <table:table-cell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313074.68">
            <text:p>313074.6800</text:p>
          </table:table-cell>
          <table:table-cell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432236.38">
            <text:p>432236.3800</text:p>
          </table:table-cell>
          <table:table-cell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292902.55">
            <text:p>292902.5500</text:p>
          </table:table-cell>
          <table:table-cell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55240.2">
            <text:p>355240.2000</text:p>
          </table:table-cell>
          <table:table-cell office:value-type="float" office:value="0.049">
            <text:p>0.049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453.95">
            <text:p>32453.9500</text:p>
          </table:table-cell>
          <table:table-cell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21670.16">
            <text:p>121670.1600</text:p>
          </table:table-cell>
          <table:table-cell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51800.1">
            <text:p>151800.1000</text:p>
          </table:table-cell>
          <table:table-cell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49098.07">
            <text:p>49098.0700</text:p>
          </table:table-cell>
          <table:table-cell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24067.53">
            <text:p>124067.5300</text:p>
          </table:table-cell>
          <table:table-cell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59490.7">
            <text:p>59490.7000</text:p>
          </table:table-cell>
          <table:table-cell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46207.07">
            <text:p>146207.0700</text:p>
          </table:table-cell>
          <table:table-cell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21485.38">
            <text:p>321485.3800</text:p>
          </table:table-cell>
          <table:table-cell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88767.77">
            <text:p>188767.7700</text:p>
          </table:table-cell>
          <table:table-cell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91388.67">
            <text:p>191388.6700</text:p>
          </table:table-cell>
          <table:table-cell office:value-type="float" office:value="0.1157">
            <text:p>0.1157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12658.45">
            <text:p>112658.4500</text:p>
          </table:table-cell>
          <table:table-cell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40819.13">
            <text:p>140819.1300</text:p>
          </table:table-cell>
          <table:table-cell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468960.75">
            <text:p>468960.7500</text:p>
          </table:table-cell>
          <table:table-cell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327537.34">
            <text:p>327537.3400</text:p>
          </table:table-cell>
          <table:table-cell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308474.19">
            <text:p>308474.1900</text:p>
          </table:table-cell>
          <table:table-cell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93857.94">
            <text:p>93857.9400</text:p>
          </table:table-cell>
          <table:table-cell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367272.13">
            <text:p>367272.1300</text:p>
          </table:table-cell>
          <table:table-cell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90067.22">
            <text:p>90067.2200</text:p>
          </table:table-cell>
          <table:table-cell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95933.17">
            <text:p>195933.1700</text:p>
          </table:table-cell>
          <table:table-cell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494866.44">
            <text:p>494866.4400</text:p>
          </table:table-cell>
          <table:table-cell office:value-type="float" office:value="0.108">
            <text:p>0.108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323599.88">
            <text:p>323599.8800</text:p>
          </table:table-cell>
          <table:table-cell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282905.37">
            <text:p>282905.3700</text:p>
          </table:table-cell>
          <table:table-cell>
            <text:p/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345460.98">
            <text:p>345460.9800</text:p>
          </table:table-cell>
          <table:table-cell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422997.44">
            <text:p>422997.4400</text:p>
          </table:table-cell>
          <table:table-cell>
            <text:p/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390239.96">
            <text:p>390239.9600</text:p>
          </table:table-cell>
          <table:table-cell>
            <text:p/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22233.56">
            <text:p>122233.5600</text:p>
          </table:table-cell>
          <table:table-cell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25729.12">
            <text:p>25729.1200</text:p>
          </table:table-cell>
          <table:table-cell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64571.99">
            <text:p>164571.9900</text:p>
          </table:table-cell>
          <table:table-cell>
            <text:p/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41193.03">
            <text:p>141193.0300</text:p>
          </table:table-cell>
          <table:table-cell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13381.59">
            <text:p>113381.5900</text:p>
          </table:table-cell>
          <table:table-cell office:value-type="float" office:value="0.136">
            <text:p>0.1360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472025.76">
            <text:p>472025.7600</text:p>
          </table:table-cell>
          <table:table-cell>
            <text:p/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439420.14">
            <text:p>439420.1400</text:p>
          </table:table-cell>
          <table:table-cell>
            <text:p/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64192.16">
            <text:p>164192.1600</text:p>
          </table:table-cell>
          <table:table-cell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331164.95">
            <text:p>331164.9500</text:p>
          </table:table-cell>
          <table:table-cell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03859.63">
            <text:p>203859.6300</text:p>
          </table:table-cell>
          <table:table-cell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458128.32">
            <text:p>458128.3200</text:p>
          </table:table-cell>
          <table:table-cell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234837.41">
            <text:p>234837.4100</text:p>
          </table:table-cell>
          <table:table-cell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39791.28">
            <text:p>139791.2800</text:p>
          </table:table-cell>
          <table:table-cell>
            <text:p/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30847.48">
            <text:p>130847.4800</text:p>
          </table:table-cell>
          <table:table-cell>
            <text:p/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285070.39">
            <text:p>285070.3900</text:p>
          </table:table-cell>
          <table:table-cell office:value-type="float" office:value="0.0313">
            <text:p>0.0313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138743.39">
            <text:p>138743.3900</text:p>
          </table:table-cell>
          <table:table-cell>
            <text:p/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296447.14">
            <text:p>296447.1400</text:p>
          </table:table-cell>
          <table:table-cell>
            <text:p/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449933.21">
            <text:p>449933.2100</text:p>
          </table:table-cell>
          <table:table-cell>
            <text:p/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205706.25">
            <text:p>205706.2500</text:p>
          </table:table-cell>
          <table:table-cell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17467.17">
            <text:p>117467.1700</text:p>
          </table:table-cell>
          <table:table-cell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498793.43">
            <text:p>498793.4300</text:p>
          </table:table-cell>
          <table:table-cell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259667.88">
            <text:p>259667.8800</text:p>
          </table:table-cell>
          <table:table-cell>
            <text:p/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54545.61">
            <text:p>54545.6100</text:p>
          </table:table-cell>
          <table:table-cell>
            <text:p/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33087.02">
            <text:p>33087.0200</text:p>
          </table:table-cell>
          <table:table-cell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63728.07">
            <text:p>63728.0700</text:p>
          </table:table-cell>
          <table:table-cell office:value-type="float" office:value="0.0748">
            <text:p>0.0748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317448.56">
            <text:p>317448.5600</text:p>
          </table:table-cell>
          <table:table-cell>
            <text:p/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398118.89">
            <text:p>398118.8900</text:p>
          </table:table-cell>
          <table:table-cell>
            <text:p/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216858.38">
            <text:p>216858.3800</text:p>
          </table:table-cell>
          <table:table-cell>
            <text:p/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41128.58">
            <text:p>41128.5800</text:p>
          </table:table-cell>
          <table:table-cell>
            <text:p/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196993.45">
            <text:p>196993.4500</text:p>
          </table:table-cell>
          <table:table-cell>
            <text:p/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498099.48">
            <text:p>498099.4800</text:p>
          </table:table-cell>
          <table:table-cell>
            <text:p/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269266.03">
            <text:p>269266.0300</text:p>
          </table:table-cell>
          <table:table-cell>
            <text:p/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485828.41">
            <text:p>485828.4100</text:p>
          </table:table-cell>
          <table:table-cell>
            <text:p/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431782.05">
            <text:p>431782.0500</text:p>
          </table:table-cell>
          <table:table-cell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5625.7">
            <text:p>15625.7000</text:p>
          </table:table-cell>
          <table:table-cell office:value-type="float" office:value="0.0239">
            <text:p>0.0239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363153.69">
            <text:p>363153.6900</text:p>
          </table:table-cell>
          <table:table-cell>
            <text:p/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344038.08">
            <text:p>344038.0800</text:p>
          </table:table-cell>
          <table:table-cell>
            <text:p/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273115.46">
            <text:p>273115.4600</text:p>
          </table:table-cell>
          <table:table-cell>
            <text:p/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40744.34">
            <text:p>140744.3400</text:p>
          </table:table-cell>
          <table:table-cell>
            <text:p/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324071.28">
            <text:p>324071.2800</text:p>
          </table:table-cell>
          <table:table-cell>
            <text:p/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64660.57">
            <text:p>64660.5700</text:p>
          </table:table-cell>
          <table:table-cell>
            <text:p/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223034.97">
            <text:p>223034.9700</text:p>
          </table:table-cell>
          <table:table-cell>
            <text:p/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232324.62">
            <text:p>232324.6200</text:p>
          </table:table-cell>
          <table:table-cell>
            <text:p/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477369.8">
            <text:p>477369.8000</text:p>
          </table:table-cell>
          <table:table-cell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439167.94">
            <text:p>439167.9400</text:p>
          </table:table-cell>
          <table:table-cell office:value-type="float" office:value="0.0484">
            <text:p>0.04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